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2.26mm" fo:break-before="auto" style:use-optimal-row-height="false"/>
    </style:style>
    <style:style style:name="ro2" style:family="table-row">
      <style:table-row-properties style:row-height="5.89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19.9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5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6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RODUCT BACKLOG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VALUE POINTS</text:p>
          </table:table-cell>
          <table:table-cell table:style-name="ce5" office:value-type="string" calcext:value-type="string">
            <text:p>STORY POINTS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NOTES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 table:number-columns-spanned="1" table:number-rows-spanned="2">
            <text:p>FIRST SPRINT 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Logi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10" office:value-type="string" calcext:value-type="string">
            <text:p>pagina per il login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covered-table-cell table:style-name="ce3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Registrazion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Test con username già esistente / Test con password non valida per la sicurezza / Test ricezione email di conferma per registrazione effettuata</text:p>
          </table:table-cell>
          <table:table-cell table:style-name="ce10" office:value-type="string" calcext:value-type="string">
            <text:p>pagina per la registrazione di un utente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Homepage e icon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string" calcext:value-type="string">
            <text:p>Test per valutare user experience</text:p>
          </table:table-cell>
          <table:table-cell table:style-name="ce11" office:value-type="string" calcext:value-type="string">
            <text:p>pagina principale, da cui l’utente può accedere a tutte le funzionalità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Sezione delle schede per l’allenamento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4" calcext:value-type="float">
            <text:p>34</text:p>
          </table:table-cell>
          <table:table-cell table:style-name="ce11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11" office:value-type="string" calcext:value-type="string">
            <text:p>permette al personal trainer di fare una scheda di allenamento per uno specifico cliente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Tutorial degli esercizi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11" office:value-type="string" calcext:value-type="string">
            <text:p>cliccando su un esercizio compare un video che spiega la corretta esecuzione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Consigli del personal trainer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Test creazione e modifica consiglio / Test visualizzazione consiglio</text:p>
          </table:table-cell>
          <table:table-cell table:style-name="ce11" office:value-type="string" calcext:value-type="string">
            <text:p>chat con il personal trainer che permette di ricevere consigli su alimentazione, stile di vita o altro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Registrazione dei miglioramenti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11" office:value-type="string" calcext:value-type="string">
            <text:p>Test inserimento parametri iniziali / Test inserimento miglioramenti / Test visualizzazione grafico dei miglioramenti</text:p>
          </table:table-cell>
          <table:table-cell table:style-name="ce11" office:value-type="string" calcext:value-type="string">
            <text:p>L’utente inserisce i suoui miglioramenti prestazionali, poi li visualizza con grafici e tabelle</text:p>
          </table:table-cell>
          <table:table-cell table:style-name="ce8" table:number-columns-repeated="2"/>
          <table:table-cell table:number-columns-repeated="1015"/>
        </table:table-row>
        <table:table-row table:style-name="ro3" table:number-rows-repeated="8">
          <table:table-cell/>
          <table:table-cell table:style-name="ce8" table:number-columns-repeated="8"/>
          <table:table-cell table:number-columns-repeated="1015"/>
        </table:table-row>
        <table:table-row table:style-name="ro3" table:number-rows-repeated="2">
          <table:table-cell/>
          <table:table-cell table:style-name="ce8" table:number-columns-repeated="7"/>
          <table:table-cell table:style-name="ce9"/>
          <table:table-cell table:number-columns-repeated="1015"/>
        </table:table-row>
        <table:table-row table:style-name="ro3">
          <table:table-cell/>
          <table:table-cell table:style-name="ce9" table:number-columns-repeated="8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15:55:33.2266034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6T17:40:04Z</meta:creation-date>
    <dc:date>2019-11-14T15:59:55.373065636</dc:date>
    <meta:editing-cycles>15</meta:editing-cycles>
    <meta:editing-duration>PT1H55M34S</meta:editing-duration>
    <meta:document-statistic meta:table-count="1" meta:cell-count="50" meta:object-count="0"/>
  </office:meta>
</office:document-meta>
</file>